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ucida Grande" svg:font-family="'Lucida Grande', Verdana, Geneva, Arial, Helvetica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9a45" officeooo:paragraph-rsid="00099a45"/>
    </style:style>
    <style:style style:name="P2" style:family="paragraph" style:parent-style-name="Standard">
      <style:text-properties officeooo:paragraph-rsid="00099a45"/>
    </style:style>
    <style:style style:name="P3" style:family="paragraph" style:parent-style-name="Standard">
      <style:text-properties officeooo:rsid="000c9417" officeooo:paragraph-rsid="000c9417"/>
    </style:style>
    <style:style style:name="P4" style:family="paragraph" style:parent-style-name="Standard">
      <style:text-properties officeooo:rsid="00099a45" officeooo:paragraph-rsid="00099a45"/>
    </style:style>
    <style:style style:name="P5" style:family="paragraph" style:parent-style-name="Standard">
      <style:text-properties officeooo:rsid="00099a45" officeooo:paragraph-rsid="000c9417"/>
    </style:style>
    <style:style style:name="T1" style:family="text">
      <style:text-properties officeooo:rsid="00099a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UARI(#Login,nom,pasword)</text:p>
      <text:p text:style-name="P1"/>
      <text:p text:style-name="P1">TEMPORADA(#any)</text:p>
      <text:p text:style-name="P1"/>
      <text:p text:style-name="P1">CATEGORIA(#Id, nom, edat_min, edat_max)</text:p>
      <text:p text:style-name="P1"><text:tab/>on nom es UN</text:p>
      <text:p text:style-name="P2"><text:tab/><text:span text:style-name="T1">CK</text:span> edat_min &lt;= edat_max</text:p>
      <text:p text:style-name="P1"/>
      <text:p text:style-name="P5">EQUIP(#Id, nom, tipus, temporada, categoria)</text:p>
      <text:p text:style-name="P1"><text:tab/>on temporada es FK de TEMPORADA,</text:p>
      <text:p text:style-name="P1"><text:tab/>on categoria es FK de CATEGORIA,</text:p>
      <text:p text:style-name="P1"><text:tab/>CK tipus H/D/M</text:p>
      <text:p text:style-name="P1"/>
      <text:p text:style-name="P3">INDEX <text:span text:style-name="T1">EQUIP</text:span> (nom)</text:p>
      <text:p text:style-name="P3"/>
      <text:p text:style-name="P1">JUGADOR(#Id, Id_legal, nom, cognoms, sexe, data_naixement, IBAN, any_fi_revisio_medica, adreca, foto)</text:p>
      <text:p text:style-name="P1"><text:tab/>on Id_legal es UN</text:p>
      <text:p text:style-name="P1"><text:tab/>CK sexe H/D</text:p>
      <text:p text:style-name="P1"/>
      <text:p text:style-name="P3">INDEX JUGADOR (nom,cognom)</text:p>
      <text:p text:style-name="P3"/>
      <text:p text:style-name="P1">MEMBRE_EQUIP(#Id_equip, #Id_jugador, titular/convidat)</text:p>
      <text:p text:style-name="P1"><text:tab/>on Id_equip es FK de EQUIP,</text:p>
      <text:p text:style-name="P1"><text:tab/>on Id_jugador es FK de JUGADOR</text:p>
      <text:p text:style-name="P1"><text:tab/>CK titular/convidat T/C</text:p>
      <text:p text:style-name="P1"/>
      <text:p text:style-name="P1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ucida Grande" svg:font-family="'Lucida Grande', Verdana, Geneva, Arial, Helvetica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cm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26T16:01:42.965000000</dc:date>
    <meta:editing-duration>PT1H24M12S</meta:editing-duration>
    <meta:editing-cycles>2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19" meta:word-count="75" meta:character-count="554" meta:non-whitespace-character-count="486"/>
  </office:meta>
</office:document-meta>
</file>